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table:style-name="ce1" office:value-type="float" office:value="1070.14821203393">
            <text:p>1070,14821203</text:p>
          </table:table-cell>
          <table:table-cell table:style-name="ce1" office:value-type="float" office:value="1044.20234968247">
            <text:p>1044,20234968</text:p>
          </table:table-cell>
          <table:table-cell table:number-columns-repeated="2" table:style-name="ce1" office:value-type="float" office:value="1033.1575601421">
            <text:p>1033,15756014</text:p>
          </table:table-cell>
          <table:table-cell table:number-columns-repeated="4" table:style-name="ce1" office:value-type="float" office:value="1027.46714375891">
            <text:p>1027,46714376</text:p>
          </table:table-cell>
          <table:table-cell table:number-columns-repeated="2" table:style-name="ce1" office:value-type="float" office:value="987.917331215739">
            <text:p>987,91733122</text:p>
          </table:table-cell>
          <table:table-cell table:style-name="ce1" office:value-type="float" office:value="983.108900345157">
            <text:p>983,10890035</text:p>
          </table:table-cell>
          <table:table-cell table:number-columns-repeated="45" table:style-name="ce1" office:value-type="float" office:value="978.916667322102">
            <text:p>978,9166673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923">
            <text:p>923</text:p>
          </table:table-cell>
          <table:table-cell office:value-type="float" office:value="6117">
            <text:p>6117</text:p>
          </table:table-cell>
          <table:table-cell table:number-columns-repeated="2" office:value-type="float" office:value="6513">
            <text:p>6513</text:p>
          </table:table-cell>
          <table:table-cell table:number-columns-repeated="4" office:value-type="float" office:value="9631">
            <text:p>9631</text:p>
          </table:table-cell>
          <table:table-cell table:number-columns-repeated="2" office:value-type="float" office:value="15266">
            <text:p>15266</text:p>
          </table:table-cell>
          <table:table-cell office:value-type="float" office:value="17265">
            <text:p>17265</text:p>
          </table:table-cell>
          <table:table-cell table:number-columns-repeated="45" office:value-type="float" office:value="18329">
            <text:p>18329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296.94852706026">
            <text:p>1296,94852706</text:p>
          </table:table-cell>
          <table:table-cell table:style-name="ce1" office:value-type="float" office:value="1210.48219474966">
            <text:p>1210,48219475</text:p>
          </table:table-cell>
          <table:table-cell table:style-name="ce1" office:value-type="float" office:value="1183.68257946214">
            <text:p>1183,68257946</text:p>
          </table:table-cell>
          <table:table-cell table:style-name="ce1" office:value-type="float" office:value="1295.15661276286">
            <text:p>1295,15661276</text:p>
          </table:table-cell>
          <table:table-cell table:style-name="ce1" office:value-type="float" office:value="1075.40975034454">
            <text:p>1075,40975034</text:p>
          </table:table-cell>
          <table:table-cell table:style-name="ce1" office:value-type="float" office:value="1234.68443056068">
            <text:p>1234,68443056</text:p>
          </table:table-cell>
          <table:table-cell table:style-name="ce1" office:value-type="float" office:value="1227.58531153046">
            <text:p>1227,58531153</text:p>
          </table:table-cell>
          <table:table-cell table:style-name="ce1" office:value-type="float" office:value="1149.98361259557">
            <text:p>1149,98361260</text:p>
          </table:table-cell>
          <table:table-cell table:style-name="ce1" office:value-type="float" office:value="1381.80112907629">
            <text:p>1381,80112908</text:p>
          </table:table-cell>
          <table:table-cell table:style-name="ce1" office:value-type="float" office:value="1163.04883215058">
            <text:p>1163,04883215</text:p>
          </table:table-cell>
          <table:table-cell table:style-name="ce1" office:value-type="float" office:value="1127.16194451583">
            <text:p>1127,16194452</text:p>
          </table:table-cell>
          <table:table-cell table:style-name="ce1" office:value-type="float" office:value="1067.2530691454">
            <text:p>1067,25306915</text:p>
          </table:table-cell>
          <table:table-cell table:style-name="ce1" office:value-type="float" office:value="1044.46204939126">
            <text:p>1044,46204939</text:p>
          </table:table-cell>
          <table:table-cell table:style-name="ce1" office:value-type="float" office:value="1040.69471778132">
            <text:p>1040,69471778</text:p>
          </table:table-cell>
          <table:table-cell table:style-name="ce1" office:value-type="float" office:value="1072.64501974139">
            <text:p>1072,64501974</text:p>
          </table:table-cell>
          <table:table-cell table:style-name="ce1" office:value-type="float" office:value="1064.41121045255">
            <text:p>1064,41121045</text:p>
          </table:table-cell>
          <table:table-cell table:style-name="ce1" office:value-type="float" office:value="1316.3096135499">
            <text:p>1316,30961355</text:p>
          </table:table-cell>
          <table:table-cell table:style-name="ce1" office:value-type="float" office:value="1353.55106081224">
            <text:p>1353,55106081</text:p>
          </table:table-cell>
          <table:table-cell table:style-name="ce1" office:value-type="float" office:value="1209.01410283978">
            <text:p>1209,01410284</text:p>
          </table:table-cell>
          <table:table-cell table:style-name="ce1" office:value-type="float" office:value="1319.41754262628">
            <text:p>1319,41754263</text:p>
          </table:table-cell>
          <table:table-cell table:style-name="ce1" office:value-type="float" office:value="1064.20873822213">
            <text:p>1064,20873822</text:p>
          </table:table-cell>
          <table:table-cell table:style-name="ce1" office:value-type="float" office:value="1120.52179579763">
            <text:p>1120,52179580</text:p>
          </table:table-cell>
          <table:table-cell table:style-name="ce1" office:value-type="float" office:value="1139.47726123003">
            <text:p>1139,47726123</text:p>
          </table:table-cell>
          <table:table-cell table:style-name="ce1" office:value-type="float" office:value="1168.88057318089">
            <text:p>1168,88057318</text:p>
          </table:table-cell>
          <table:table-cell table:style-name="ce1" office:value-type="float" office:value="1239.52780771459">
            <text:p>1239,52780771</text:p>
          </table:table-cell>
          <table:table-cell table:style-name="ce1" office:value-type="float" office:value="1082.53423429014">
            <text:p>1082,53423429</text:p>
          </table:table-cell>
          <table:table-cell table:style-name="ce1" office:value-type="float" office:value="1397.08721074152">
            <text:p>1397,08721074</text:p>
          </table:table-cell>
          <table:table-cell table:style-name="ce1" office:value-type="float" office:value="1138.03880602093">
            <text:p>1138,03880602</text:p>
          </table:table-cell>
          <table:table-cell table:style-name="ce1" office:value-type="float" office:value="1108.07131841019">
            <text:p>1108,07131841</text:p>
          </table:table-cell>
          <table:table-cell table:style-name="ce1" office:value-type="float" office:value="1111.63646260419">
            <text:p>1111,63646260</text:p>
          </table:table-cell>
          <table:table-cell table:style-name="ce1" office:value-type="float" office:value="1096.45509910527">
            <text:p>1096,45509911</text:p>
          </table:table-cell>
          <table:table-cell table:style-name="ce1" office:value-type="float" office:value="1243.28252411945">
            <text:p>1243,28252412</text:p>
          </table:table-cell>
          <table:table-cell table:style-name="ce1" office:value-type="float" office:value="1093.57209696453">
            <text:p>1093,57209696</text:p>
          </table:table-cell>
          <table:table-cell table:style-name="ce1" office:value-type="float" office:value="1081.29988366887">
            <text:p>1081,29988367</text:p>
          </table:table-cell>
          <table:table-cell table:style-name="ce1" office:value-type="float" office:value="1248.36315522262">
            <text:p>1248,36315522</text:p>
          </table:table-cell>
          <table:table-cell table:style-name="ce1" office:value-type="float" office:value="1183.18807537388">
            <text:p>1183,18807537</text:p>
          </table:table-cell>
          <table:table-cell table:style-name="ce1" office:value-type="float" office:value="1131.45784592505">
            <text:p>1131,45784593</text:p>
          </table:table-cell>
          <table:table-cell table:style-name="ce1" office:value-type="float" office:value="1168.57698376071">
            <text:p>1168,57698376</text:p>
          </table:table-cell>
          <table:table-cell table:style-name="ce1" office:value-type="float" office:value="1203.04340174703">
            <text:p>1203,04340175</text:p>
          </table:table-cell>
          <table:table-cell table:style-name="ce1" office:value-type="float" office:value="1130.6095537043">
            <text:p>1130,60955370</text:p>
          </table:table-cell>
          <table:table-cell table:style-name="ce1" office:value-type="float" office:value="1334.32537063655">
            <text:p>1334,32537064</text:p>
          </table:table-cell>
          <table:table-cell table:style-name="ce1" office:value-type="float" office:value="1281.659992351">
            <text:p>1281,65999235</text:p>
          </table:table-cell>
          <table:table-cell table:style-name="ce1" office:value-type="float" office:value="1324.053895822">
            <text:p>1324,05389582</text:p>
          </table:table-cell>
          <table:table-cell table:style-name="ce1" office:value-type="float" office:value="1066.65456377511">
            <text:p>1066,65456378</text:p>
          </table:table-cell>
          <table:table-cell table:style-name="ce1" office:value-type="float" office:value="1216.06211518987">
            <text:p>1216,06211519</text:p>
          </table:table-cell>
          <table:table-cell table:style-name="ce1" office:value-type="float" office:value="1123.83835872954">
            <text:p>1123,83835873</text:p>
          </table:table-cell>
          <table:table-cell table:style-name="ce1" office:value-type="float" office:value="1106.7641519329">
            <text:p>1106,76415193</text:p>
          </table:table-cell>
          <table:table-cell table:style-name="ce1" office:value-type="float" office:value="1378.73461119375">
            <text:p>1378,73461119</text:p>
          </table:table-cell>
          <table:table-cell table:style-name="ce1" office:value-type="float" office:value="1227.04027295824">
            <text:p>1227,04027296</text:p>
          </table:table-cell>
          <table:table-cell table:style-name="ce1" office:value-type="float" office:value="1409.49075607192">
            <text:p>1409,49075607</text:p>
          </table:table-cell>
          <table:table-cell table:style-name="ce1" office:value-type="float" office:value="1287.91876644201">
            <text:p>1287,91876644</text:p>
          </table:table-cell>
          <table:table-cell table:style-name="ce1" office:value-type="float" office:value="1343.1098579629">
            <text:p>1343,10985796</text:p>
          </table:table-cell>
          <table:table-cell table:style-name="ce1" office:value-type="float" office:value="1287.21149252374">
            <text:p>1287,21149252</text:p>
          </table:table-cell>
          <table:table-cell table:style-name="ce1" office:value-type="float" office:value="1194.79840915108">
            <text:p>1194,79840915</text:p>
          </table:table-cell>
          <table:table-cell table:style-name="ce1" office:value-type="float" office:value="1364.24623522711">
            <text:p>1364,24623523</text:p>
          </table:table-cell>
          <table:table-cell table:style-name="ce1" office:value-type="float" office:value="1215.81886600739">
            <text:p>1215,81886601</text:p>
          </table:table-cell>
          <table:table-cell table:style-name="ce1" office:value-type="float" office:value="1358.7151763256">
            <text:p>1358,71517633</text:p>
          </table:table-cell>
          <table:table-cell table:style-name="ce1" office:value-type="float" office:value="1213.60030859378">
            <text:p>1213,60030859</text:p>
          </table:table-cell>
          <table:table-cell table:style-name="ce1" office:value-type="float" office:value="1276.7141318486">
            <text:p>1276,71413185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287">
            <text:p>1287</text:p>
          </table:table-cell>
          <table:table-cell office:value-type="float" office:value="2576">
            <text:p>2576</text:p>
          </table:table-cell>
          <table:table-cell office:value-type="float" office:value="3890">
            <text:p>3890</text:p>
          </table:table-cell>
          <table:table-cell office:value-type="float" office:value="5193">
            <text:p>5193</text:p>
          </table:table-cell>
          <table:table-cell office:value-type="float" office:value="6473">
            <text:p>6473</text:p>
          </table:table-cell>
          <table:table-cell office:value-type="float" office:value="7763">
            <text:p>7763</text:p>
          </table:table-cell>
          <table:table-cell office:value-type="float" office:value="9049">
            <text:p>9049</text:p>
          </table:table-cell>
          <table:table-cell office:value-type="float" office:value="10335">
            <text:p>10335</text:p>
          </table:table-cell>
          <table:table-cell office:value-type="float" office:value="11621">
            <text:p>11621</text:p>
          </table:table-cell>
          <table:table-cell office:value-type="float" office:value="12917">
            <text:p>12917</text:p>
          </table:table-cell>
          <table:table-cell office:value-type="float" office:value="14195">
            <text:p>14195</text:p>
          </table:table-cell>
          <table:table-cell office:value-type="float" office:value="15471">
            <text:p>15471</text:p>
          </table:table-cell>
          <table:table-cell office:value-type="float" office:value="16772">
            <text:p>16772</text:p>
          </table:table-cell>
          <table:table-cell office:value-type="float" office:value="18080">
            <text:p>18080</text:p>
          </table:table-cell>
          <table:table-cell office:value-type="float" office:value="19381">
            <text:p>19381</text:p>
          </table:table-cell>
          <table:table-cell office:value-type="float" office:value="20691">
            <text:p>20691</text:p>
          </table:table-cell>
          <table:table-cell office:value-type="float" office:value="21976">
            <text:p>21976</text:p>
          </table:table-cell>
          <table:table-cell office:value-type="float" office:value="23242">
            <text:p>23242</text:p>
          </table:table-cell>
          <table:table-cell office:value-type="float" office:value="24511">
            <text:p>24511</text:p>
          </table:table-cell>
          <table:table-cell office:value-type="float" office:value="25805">
            <text:p>25805</text:p>
          </table:table-cell>
          <table:table-cell office:value-type="float" office:value="27088">
            <text:p>27088</text:p>
          </table:table-cell>
          <table:table-cell office:value-type="float" office:value="28398">
            <text:p>28398</text:p>
          </table:table-cell>
          <table:table-cell office:value-type="float" office:value="29689">
            <text:p>29689</text:p>
          </table:table-cell>
          <table:table-cell office:value-type="float" office:value="30979">
            <text:p>30979</text:p>
          </table:table-cell>
          <table:table-cell office:value-type="float" office:value="32278">
            <text:p>32278</text:p>
          </table:table-cell>
          <table:table-cell office:value-type="float" office:value="33562">
            <text:p>33562</text:p>
          </table:table-cell>
          <table:table-cell office:value-type="float" office:value="34858">
            <text:p>34858</text:p>
          </table:table-cell>
          <table:table-cell office:value-type="float" office:value="36122">
            <text:p>36122</text:p>
          </table:table-cell>
          <table:table-cell office:value-type="float" office:value="37388">
            <text:p>37388</text:p>
          </table:table-cell>
          <table:table-cell office:value-type="float" office:value="38682">
            <text:p>38682</text:p>
          </table:table-cell>
          <table:table-cell office:value-type="float" office:value="39965">
            <text:p>39965</text:p>
          </table:table-cell>
          <table:table-cell office:value-type="float" office:value="41259">
            <text:p>41259</text:p>
          </table:table-cell>
          <table:table-cell office:value-type="float" office:value="42529">
            <text:p>42529</text:p>
          </table:table-cell>
          <table:table-cell office:value-type="float" office:value="43823">
            <text:p>43823</text:p>
          </table:table-cell>
          <table:table-cell office:value-type="float" office:value="45101">
            <text:p>45101</text:p>
          </table:table-cell>
          <table:table-cell office:value-type="float" office:value="46366">
            <text:p>46366</text:p>
          </table:table-cell>
          <table:table-cell office:value-type="float" office:value="47635">
            <text:p>47635</text:p>
          </table:table-cell>
          <table:table-cell office:value-type="float" office:value="48938">
            <text:p>48938</text:p>
          </table:table-cell>
          <table:table-cell office:value-type="float" office:value="50215">
            <text:p>50215</text:p>
          </table:table-cell>
          <table:table-cell office:value-type="float" office:value="51514">
            <text:p>51514</text:p>
          </table:table-cell>
          <table:table-cell office:value-type="float" office:value="52792">
            <text:p>52792</text:p>
          </table:table-cell>
          <table:table-cell office:value-type="float" office:value="54062">
            <text:p>54062</text:p>
          </table:table-cell>
          <table:table-cell office:value-type="float" office:value="55350">
            <text:p>55350</text:p>
          </table:table-cell>
          <table:table-cell office:value-type="float" office:value="56647">
            <text:p>56647</text:p>
          </table:table-cell>
          <table:table-cell office:value-type="float" office:value="57944">
            <text:p>57944</text:p>
          </table:table-cell>
          <table:table-cell office:value-type="float" office:value="59242">
            <text:p>59242</text:p>
          </table:table-cell>
          <table:table-cell office:value-type="float" office:value="60543">
            <text:p>60543</text:p>
          </table:table-cell>
          <table:table-cell office:value-type="float" office:value="61810">
            <text:p>61810</text:p>
          </table:table-cell>
          <table:table-cell office:value-type="float" office:value="63082">
            <text:p>63082</text:p>
          </table:table-cell>
          <table:table-cell office:value-type="float" office:value="64358">
            <text:p>64358</text:p>
          </table:table-cell>
          <table:table-cell office:value-type="float" office:value="65616">
            <text:p>65616</text:p>
          </table:table-cell>
          <table:table-cell office:value-type="float" office:value="66891">
            <text:p>66891</text:p>
          </table:table-cell>
          <table:table-cell office:value-type="float" office:value="68173">
            <text:p>68173</text:p>
          </table:table-cell>
          <table:table-cell office:value-type="float" office:value="69455">
            <text:p>69455</text:p>
          </table:table-cell>
          <table:table-cell office:value-type="float" office:value="70730">
            <text:p>70730</text:p>
          </table:table-cell>
          <table:table-cell office:value-type="float" office:value="72020">
            <text:p>72020</text:p>
          </table:table-cell>
          <table:table-cell office:value-type="float" office:value="73286">
            <text:p>73286</text:p>
          </table:table-cell>
          <table:table-cell office:value-type="float" office:value="74558">
            <text:p>74558</text:p>
          </table:table-cell>
          <table:table-cell office:value-type="float" office:value="75839">
            <text:p>75839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91.714787888293">
            <text:p>991,71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747.99345667693">
            <text:p>747,99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E26" table:end-x="2.02cm" table:end-y="0.221cm" draw:z-index="0" draw:style-name="gr1" svg:width="16.493cm" svg:height="6.987cm" svg:x="0.636cm" svg:y="0.00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20" number:min-integer-digits="1"/>
    </number:number-style>
    <number:number-style style:name="N107">
      <number:number number:decimal-places="8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1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14:57</dc:date>
    <meta:editing-cycles>1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494cm" svg:height="6.988cm" chart:class="chart:scatter" chart:style-name="ch1">
        <chart:title svg:x="5.336cm" svg:y="0.14cm" chart:style-name="ch2">
          <text:p>PRUEBA#2 - Costo vs. tiempo</text:p>
        </chart:title>
        <chart:legend chart:legend-position="end" svg:x="14.775cm" svg:y="3.187cm" chart:style-name="ch3"/>
        <chart:plot-area chart:style-name="ch4" table:cell-range-address="Hoja1.A1:Hoja1.BH2" chart:data-source-has-labels="column" svg:x="0.457cm" svg:y="0.782cm" svg:width="13.989cm" svg:height="5.989cm">
          <chart:axis chart:dimension="x" chart:name="primary-x" chart:style-name="ch5">
            <chart:title svg:x="6.639cm" svg:y="6.313cm" chart:style-name="ch6">
              <text:p>Tiempo (msec)</text:p>
            </chart:title>
          </chart:axis>
          <chart:axis chart:dimension="y" chart:name="primary-y" chart:style-name="ch7">
            <chart:title svg:x="0.33cm" svg:y="3.91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070.14821203393">
                <text:p>1070.14821203393</text:p>
              </table:table-cell>
              <table:table-cell office:value-type="float" office:value="1070.14821203393">
                <text:p>1070.14821203393</text:p>
              </table:table-cell>
              <table:table-cell office:value-type="float" office:value="1070.14821203393">
                <text:p>1070.14821203393</text:p>
              </table:table-cell>
              <table:table-cell office:value-type="float" office:value="1070.14821203393">
                <text:p>1070.14821203393</text:p>
              </table:table-cell>
              <table:table-cell office:value-type="float" office:value="1044.20234968247">
                <text:p>1044.20234968247</text:p>
              </table:table-cell>
              <table:table-cell office:value-type="float" office:value="1033.1575601421">
                <text:p>1033.1575601421</text:p>
              </table:table-cell>
              <table:table-cell office:value-type="float" office:value="1033.1575601421">
                <text:p>1033.1575601421</text:p>
              </table:table-cell>
              <table:table-cell office:value-type="float" office:value="1027.46714375891">
                <text:p>1027.46714375891</text:p>
              </table:table-cell>
              <table:table-cell office:value-type="float" office:value="1027.46714375891">
                <text:p>1027.46714375891</text:p>
              </table:table-cell>
              <table:table-cell office:value-type="float" office:value="1027.46714375891">
                <text:p>1027.46714375891</text:p>
              </table:table-cell>
              <table:table-cell office:value-type="float" office:value="1027.46714375891">
                <text:p>1027.46714375891</text:p>
              </table:table-cell>
              <table:table-cell office:value-type="float" office:value="987.917331215739">
                <text:p>987.917331215739</text:p>
              </table:table-cell>
              <table:table-cell office:value-type="float" office:value="987.917331215739">
                <text:p>987.917331215739</text:p>
              </table:table-cell>
              <table:table-cell office:value-type="float" office:value="983.108900345157">
                <text:p>983.108900345157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  <table:table-cell office:value-type="float" office:value="978.916667322102">
                <text:p>978.916667322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